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1dab9" officeooo:paragraph-rsid="0002e57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1dab9" officeooo:paragraph-rsid="0002e57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2e57f" officeooo:paragraph-rsid="0002e57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2e57f" officeooo:paragraph-rsid="0002e57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officeooo:rsid="0001dab9" officeooo:paragraph-rsid="0001dab9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dab9" officeooo:paragraph-rsid="0002e57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dab9" officeooo:paragraph-rsid="0001dab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1dab9" officeooo:paragraph-rsid="0002e57f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1dab9" officeooo:paragraph-rsid="0001dab9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1dab9" officeooo:paragraph-rsid="0001dab9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2e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figurando Usuário ao acesso Root em Linux</text:p>
      <text:p text:style-name="P5"/>
      <text:p text:style-name="P1">Logar como root no terminal Linux: <text:s/></text:p>
      <text:p text:style-name="P6">su</text:p>
      <text:p text:style-name="P7"/>
      <text:p text:style-name="P1">Adicionar o usuário ao grupo de SUDO: </text:p>
      <text:p text:style-name="P6">sudo usermod -aG sudo “user-name”</text:p>
      <text:p text:style-name="P7"/>
      <text:p text:style-name="P1">Login com usuário: </text:p>
      <text:p text:style-name="P8">sudo – “user-name”</text:p>
      <text:p text:style-name="P9"/>
      <text:p text:style-name="P1">Verificar com qual usuário esta logado: </text:p>
      <text:p text:style-name="P8">whoami</text:p>
      <text:p text:style-name="P9"/>
      <text:p text:style-name="P1">Verificar se tem permissão root: </text:p>
      <text:p text:style-name="P6">sudo whoami</text:p>
      <text:p text:style-name="P6"/>
      <text:p text:style-name="P2"><text:span text:style-name="T2">Visualizar e C</text:span>olocar o usuário diretamente no arquivo e observar a diferença de colocá-lo no grupo <text:span text:style-name="T2">para dar permissões:</text:span></text:p>
      <text:p text:style-name="P4">sudo visudo</text:p>
      <text:p text:style-name="P3"><text:tab/>No final do Arquivo colocar:</text:p>
      <text:p text:style-name="P3"><text:tab/><text:span text:style-name="T1">“user_name” ALL=(ALL) NOPASSWD: A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42:49.171916828</meta:creation-date>
    <dc:date>2024-04-01T08:18:18.463000627</dc:date>
    <meta:editing-duration>PT5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75" meta:character-count="475" meta:non-whitespace-character-count="406"/>
  </office:meta>
</office:document-meta>
</file>